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text:span><text:span text:style-name="T1">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text:soft-page-break/>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6656855241368234319" text:style-name="L1">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text:span><text:span text:style-name="T1">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text:soft-page-break/></text:p>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text:span><text:span text:style-name="T24">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text:soft-page-break/></text:p>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text:soft-page-break/></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text:soft-page-break/>–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text:soft-page-break/>–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text:soft-page-break/>–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text:soft-page-break/></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text:soft-page-break/>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text:soft-page-break/>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text:soft-page-break/></text:p>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text:soft-page-break/>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text:soft-page-break/></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text:soft-page-break/></text:p>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text:soft-page-break/>–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text:soft-page-break/>–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text:soft-page-break/>–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text:soft-page-break/>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text:soft-page-break/>…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text:soft-page-break/>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6">***</text:p>
      <text:p text:style-name="P35"/>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text:soft-page-break/>–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text:soft-page-break/>–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text:soft-page-break/>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text:soft-page-break/>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text:soft-page-break/>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text:soft-page-break/>–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text:soft-page-break/>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text:soft-page-break/>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text:p>
      <text:p text:style-name="P26">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6">Столб света разделил тьму надвое (путеводный факел Селестии).</text:p>
      <text:p text:style-name="P48">Меня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text:soft-page-break/>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text:soft-page-break/>–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oft-page-break/><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oft-page-break/><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oft-page-break/><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oft-page-break/><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text:soft-page-break/></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soft-page-break/>…</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text:soft-page-break/>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text:soft-page-break/>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дьявол!!!</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oft-page-break/>«<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text:soft-page-break/>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text:soft-page-break/></text:p>
      <text:p text:style-name="P51">«<text:span text:style-name="T60">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text:soft-page-break/>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text:soft-page-break/>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text:soft-page-break/>–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text:soft-page-break/>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text:soft-page-break/>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soft-page-break/>…</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text:span><text:span text:style-name="T9">прошлые</text:span><text:span text:style-name="T9">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text:span><text:span text:style-name="T11">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text:soft-page-break/>–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text:soft-page-break/>–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text:soft-page-break/>–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text:soft-page-break/>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text:soft-page-break/>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text:soft-page-break/>–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text:soft-page-break/></text:p>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text:soft-page-break/></text:p>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text:soft-page-break/>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text:soft-page-break/>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04T01:44:57.63</dc:date>
    <meta:editing-duration>P155DT8H39M13S</meta:editing-duration>
    <meta:editing-cycles>987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4" meta:paragraph-count="4907" meta:word-count="107894" meta:character-count="685972"/>
  </office:meta>
</office:document-meta>
</file>